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28717c" officeooo:paragraph-rsid="0028717c"/>
    </style:style>
    <style:style style:name="P2" style:family="paragraph" style:parent-style-name="Text_20_body">
      <style:text-properties officeooo:rsid="002d850f" officeooo:paragraph-rsid="002d850f"/>
    </style:style>
    <style:style style:name="P3" style:family="paragraph" style:parent-style-name="Text_20_body">
      <style:text-properties officeooo:rsid="0032addf" officeooo:paragraph-rsid="0034a189"/>
    </style:style>
    <style:style style:name="P4" style:family="paragraph" style:parent-style-name="Text_20_body">
      <style:text-properties officeooo:rsid="003660d1" officeooo:paragraph-rsid="003660d1"/>
    </style:style>
    <style:style style:name="P5" style:family="paragraph" style:parent-style-name="Standard">
      <style:text-properties fo:font-style="normal" officeooo:rsid="002abec7" officeooo:paragraph-rsid="0028717c" style:font-style-asian="normal" style:font-style-complex="normal"/>
    </style:style>
    <style:style style:name="P6" style:family="paragraph" style:parent-style-name="Text_20_body">
      <style:text-properties fo:font-style="normal" officeooo:rsid="0036dfec" officeooo:paragraph-rsid="003660d1" style:font-style-asian="normal" style:font-style-complex="normal"/>
    </style:style>
    <style:style style:name="P7" style:family="paragraph" style:parent-style-name="Text_20_body">
      <style:text-properties fo:font-style="normal" officeooo:rsid="003660d1" officeooo:paragraph-rsid="003660d1" style:font-style-asian="normal" style:font-style-complex="normal"/>
    </style:style>
    <style:style style:name="P8" style:family="paragraph" style:parent-style-name="Text_20_body">
      <style:text-properties fo:font-style="normal" officeooo:rsid="003e2d6a" officeooo:paragraph-rsid="003e2d6a" style:font-style-asian="normal" style:font-style-complex="normal"/>
    </style:style>
    <style:style style:name="P9" style:family="paragraph" style:parent-style-name="Text_20_body">
      <style:text-properties officeooo:rsid="003c5667" officeooo:paragraph-rsid="003c5667"/>
    </style:style>
    <style:style style:name="P10" style:family="paragraph" style:parent-style-name="Text_20_body">
      <style:text-properties officeooo:rsid="00401d82" officeooo:paragraph-rsid="00415b99"/>
    </style:style>
    <style:style style:name="P11" style:family="paragraph" style:parent-style-name="Text_20_body">
      <style:text-properties officeooo:rsid="0045dea4" officeooo:paragraph-rsid="0045dea4"/>
    </style:style>
    <style:style style:name="P12" style:family="paragraph" style:parent-style-name="Heading_20_1" style:list-style-name="" style:master-page-name="MP0">
      <style:paragraph-properties style:page-number="auto" fo:break-before="page"/>
    </style:style>
    <style:style style:name="P13" style:family="paragraph" style:parent-style-name="Heading_20_1">
      <style:text-properties officeooo:rsid="002788b7" officeooo:paragraph-rsid="002788b7"/>
    </style:style>
    <style:style style:name="P14" style:family="paragraph" style:parent-style-name="Heading_20_2">
      <style:text-properties officeooo:rsid="002b91ae" officeooo:paragraph-rsid="002b91ae"/>
    </style:style>
    <style:style style:name="P15" style:family="paragraph" style:parent-style-name="Heading_20_2">
      <style:text-properties officeooo:rsid="003aed56" officeooo:paragraph-rsid="003aed56"/>
    </style:style>
    <style:style style:name="P16" style:family="paragraph" style:parent-style-name="Heading_20_2">
      <style:text-properties officeooo:rsid="0045dea4" officeooo:paragraph-rsid="0045dea4"/>
    </style:style>
    <style:style style:name="T1" style:family="text">
      <style:text-properties fo:font-style="italic" style:font-style-asian="italic" style:font-style-complex="italic"/>
    </style:style>
    <style:style style:name="T2" style:family="text">
      <style:text-properties fo:font-style="italic" officeooo:rsid="0034e071" style:font-style-asian="italic" style:font-style-complex="italic"/>
    </style:style>
    <style:style style:name="T3" style:family="text">
      <style:text-properties officeooo:rsid="001c6282"/>
    </style:style>
    <style:style style:name="T4" style:family="text">
      <style:text-properties fo:font-style="normal" style:font-style-asian="normal" style:font-style-complex="normal"/>
    </style:style>
    <style:style style:name="T5" style:family="text">
      <style:text-properties fo:font-style="normal" officeooo:rsid="002405bd" style:font-style-asian="normal" style:font-style-complex="normal"/>
    </style:style>
    <style:style style:name="T6" style:family="text">
      <style:text-properties fo:font-style="normal" officeooo:rsid="002a40f9" style:font-style-asian="normal" style:font-style-complex="normal"/>
    </style:style>
    <style:style style:name="T7" style:family="text">
      <style:text-properties fo:font-style="normal" officeooo:rsid="002f6bdd" style:font-style-asian="normal" style:font-style-complex="normal"/>
    </style:style>
    <style:style style:name="T8" style:family="text">
      <style:text-properties fo:font-style="normal" officeooo:rsid="0031369d" style:font-style-asian="normal" style:font-style-complex="normal"/>
    </style:style>
    <style:style style:name="T9" style:family="text">
      <style:text-properties fo:font-style="normal" officeooo:rsid="0032550f" style:font-style-asian="normal" style:font-style-complex="normal"/>
    </style:style>
    <style:style style:name="T10" style:family="text">
      <style:text-properties fo:font-style="normal" officeooo:rsid="0034a189" style:font-style-asian="normal" style:font-style-complex="normal"/>
    </style:style>
    <style:style style:name="T11" style:family="text">
      <style:text-properties fo:font-style="normal" officeooo:rsid="0034e071" style:font-style-asian="normal" style:font-style-complex="normal"/>
    </style:style>
    <style:style style:name="T12" style:family="text">
      <style:text-properties fo:font-style="normal" officeooo:rsid="003628c2" style:font-style-asian="normal" style:font-style-complex="normal"/>
    </style:style>
    <style:style style:name="T13" style:family="text">
      <style:text-properties fo:font-style="normal" officeooo:rsid="0036dfec" style:font-style-asian="normal" style:font-style-complex="normal"/>
    </style:style>
    <style:style style:name="T14" style:family="text">
      <style:text-properties fo:font-style="normal" officeooo:rsid="00415b99" style:font-style-asian="normal" style:font-style-complex="normal"/>
    </style:style>
    <style:style style:name="T15" style:family="text">
      <style:text-properties fo:font-style="normal" officeooo:rsid="00442a6d" style:font-style-asian="normal" style:font-style-complex="normal"/>
    </style:style>
    <style:style style:name="T16" style:family="text">
      <style:text-properties fo:font-style="normal" officeooo:rsid="004addd1" style:font-style-asian="normal" style:font-style-complex="normal"/>
    </style:style>
    <style:style style:name="T17" style:family="text">
      <style:text-properties fo:font-style="normal" officeooo:rsid="004b825f" style:font-style-asian="normal" style:font-style-complex="normal"/>
    </style:style>
    <style:style style:name="T18" style:family="text">
      <style:text-properties fo:font-style="normal" officeooo:rsid="00514dbd" style:font-style-asian="normal" style:font-style-complex="normal"/>
    </style:style>
    <style:style style:name="T19" style:family="text">
      <style:text-properties fo:font-style="normal" officeooo:rsid="005247f8" style:font-style-asian="normal" style:font-style-complex="normal"/>
    </style:style>
    <style:style style:name="T20" style:family="text">
      <style:text-properties fo:font-style="normal" officeooo:rsid="005309c2" style:font-style-asian="normal" style:font-style-complex="normal"/>
    </style:style>
    <style:style style:name="T21" style:family="text">
      <style:text-properties fo:font-style="normal" officeooo:rsid="0053cb8b" style:font-style-asian="normal" style:font-style-complex="normal"/>
    </style:style>
    <style:style style:name="T22" style:family="text">
      <style:text-properties fo:font-style="normal" officeooo:rsid="0054b5ae" style:font-style-asian="normal" style:font-style-complex="normal"/>
    </style:style>
    <style:style style:name="T23" style:family="text">
      <style:text-properties fo:font-style="normal" officeooo:rsid="00578d9e" style:font-style-asian="normal" style:font-style-complex="normal"/>
    </style:style>
    <style:style style:name="T24" style:family="text">
      <style:text-properties fo:font-style="normal" officeooo:rsid="0059768f" style:font-style-asian="normal" style:font-style-complex="normal"/>
    </style:style>
    <style:style style:name="T25" style:family="text">
      <style:text-properties fo:font-style="normal" officeooo:rsid="0064c44b" style:font-style-asian="normal" style:font-style-complex="normal"/>
    </style:style>
    <style:style style:name="T26" style:family="text">
      <style:text-properties fo:font-style="normal" officeooo:rsid="0065383d" style:font-style-asian="normal" style:font-style-complex="normal"/>
    </style:style>
    <style:style style:name="T27" style:family="text">
      <style:text-properties fo:font-style="normal" officeooo:rsid="006585a1" style:font-style-asian="normal" style:font-style-complex="normal"/>
    </style:style>
    <style:style style:name="T28" style:family="text">
      <style:text-properties fo:font-style="normal" officeooo:rsid="00675db5" style:font-style-asian="normal" style:font-style-complex="normal"/>
    </style:style>
    <style:style style:name="T29" style:family="text">
      <style:text-properties fo:font-style="normal" officeooo:rsid="006b3519" style:font-style-asian="normal" style:font-style-complex="normal"/>
    </style:style>
    <style:style style:name="T30" style:family="text">
      <style:text-properties fo:font-style="normal" officeooo:rsid="006cf3ee" style:font-style-asian="normal" style:font-style-complex="normal"/>
    </style:style>
    <style:style style:name="T31" style:family="text">
      <style:text-properties fo:font-style="normal" officeooo:rsid="00714299" style:font-style-asian="normal" style:font-style-complex="normal"/>
    </style:style>
    <style:style style:name="T32" style:family="text">
      <style:text-properties fo:font-style="normal" officeooo:rsid="0072f845" style:font-style-asian="normal" style:font-style-complex="normal"/>
    </style:style>
    <style:style style:name="T33" style:family="text">
      <style:text-properties fo:font-style="normal" officeooo:rsid="0077b7ca" style:font-style-asian="normal" style:font-style-complex="normal"/>
    </style:style>
    <style:style style:name="T34" style:family="text">
      <style:text-properties officeooo:rsid="002788b7"/>
    </style:style>
    <style:style style:name="T35" style:family="text">
      <style:text-properties officeooo:rsid="004e2ba6"/>
    </style:style>
    <style:style style:name="T36" style:family="text">
      <style:text-properties officeooo:rsid="004f4048"/>
    </style:style>
    <style:style style:name="T37" style:family="text">
      <style:text-properties officeooo:rsid="004f87c2"/>
    </style:style>
    <style:style style:name="T38" style:family="text">
      <style:text-properties officeooo:rsid="00525b65"/>
    </style:style>
    <style:style style:name="T39" style:family="text">
      <style:text-properties officeooo:rsid="005309c2"/>
    </style:style>
    <style:style style:name="T40" style:family="text">
      <style:text-properties officeooo:rsid="0056b1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art <text:span text:style-name="T3">2</text:span>, Chapter <text:span text:style-name="T34">7</text:span></text:h>
      <text:h text:style-name="P13" text:outline-level="1">Additional Exchange Security Tips</text:h>
      <text:p text:style-name="P1"><text:span text:style-name="T5">P</text:span><text:span text:style-name="T4">assword and </text:span><text:span text:style-name="T27">two-</text:span><text:span text:style-name="T4">factor authentication hygiene tend to be the most critical factors in preventing exchange account compromise. Strong passphrases, stored in a password manager, with strong 2FA will prevent the vast majority of attacks. Phishing awareness will also prevent attacks that simply try to trick us into giving up those first and second factors. </text:span><text:span text:style-name="T6">That said, there are some other tools that may help us in the event of some sort of exchange account compromise, and tools that can help prevent such an occurrence in the first place. </text:span><text:span text:style-name="T28">W</text:span><text:span text:style-name="T16">e’ll discuss </text:span><text:span text:style-name="T28">these strategies </text:span><text:span text:style-name="T16">during this chapter</text:span><text:span text:style-name="T6">. First, we'll look at how securing our email and phone number as strongly as we do our exchange accounts can prevent compromise before it happens, and advanced exchange features like address allowlisting can prevent the loss of funds after one occurs. </text:span><text:span text:style-name="T29">Next</text:span><text:span text:style-name="T15">, </text:span><text:span text:style-name="T29">we’ll discuss</text:span><text:span text:style-name="T15"> keeping our software hygiene up </text:span><text:span text:style-name="T17">to standard</text:span><text:span text:style-name="T15"> – in this case focusing on our web browser.</text:span></text:p>
      <text:p text:style-name="P5"/>
      <text:h text:style-name="P14" text:outline-level="2">Email and Phone Security</text:h>
      <text:p text:style-name="P2">Now that we understand passphrase and 2FA hygiene, the first step is to of course apply these skills to our critical exchange accounts. Go to Coinbase or Gemini or Binance with a unique, high entropy password, <text:span text:style-name="T36">and </text:span>stor<text:span text:style-name="T36">e </text:span>that in a secure password manager. Next, buy a Yubikey security device and enabl<text:span text:style-name="T35">e</text:span> that, with strong app-based 2FA as a backup. All of those are excellent <text:span text:style-name="T37">practices</text:span>, but we must not forget something else associated with that account – our email, and perhaps our phone number. </text:p>
      <text:p text:style-name="P2">For most online accounts, including cryptocurrency exchanges, an <text:span text:style-name="T1">email address</text:span><text:span text:style-name="T4"> is associated with it. Often, the email serves as the username itself. </text:span><text:span text:style-name="T7">This serves a purpose for online service providers </text:span><text:soft-page-break/><text:span text:style-name="T7">– it gives them an instantly accessible means of communicating with their users. </text:span><text:span text:style-name="T8">You may receive emails about promotions, changes to services, or even security issues. </text:span><text:span text:style-name="T9">But this public email-as-username system comes with a bit of a flaw, in that it gives attackers a juicy, perhaps less well-protected target.</text:span></text:p>
      <text:p text:style-name="P3"><text:span text:style-name="T9">I</text:span><text:span text:style-name="T4">n most cases, websites have a “forgot password” feature in case a user loses their credentials. The user receives an email with a password reset link, allowing them to set a new credential and regain access to the account. Sometimes, this will also involve entering 2FA codes or tapping a security key, which does enhance security. But in many cases, all a user needs to reset their password is access to that email account. </text:span></text:p>
      <text:p text:style-name="P3"><text:span text:style-name="T10">The service rightly assumes that only the legitimate user should have access to their email, so it serves as an alternative identity verification checkpoint for access to the site in the event a password is lost. </text:span><text:span text:style-name="T11">But attackers can exploit this by compromising the </text:span><text:span text:style-name="T2">email</text:span><text:span text:style-name="T11">, instead of directly compromising the exchange. Let’s say for example that after reading about password practices, you significantly upgrade your Coinbase account’s security. You’ve got an uncrackable password stored in a password manager, as described previously. But your old email account is still using that same old reused, data-breach-leaked password and no 2FA. A hacker tries a password-spraying attack on your email and gains access. In your mailbox, they see that you’re a Coinbase user, so they immediately navigate to the site, initiate a password reset, and use email access to reset your exchange password to their credential. </text:span><text:span text:style-name="T30">They then </text:span><text:span text:style-name="T12">clean out your account. </text:span></text:p>
      <text:p text:style-name="P4"><text:span text:style-name="T12">G</text:span><text:span text:style-name="T4">ood services like Coinbase will tie 2FA to the password reset process, so by enabling that you will prevent this type of attack. But the point still stands that an insecure email or phone number can compromise </text:span><text:span text:style-name="T1">one</text:span><text:span text:style-name="T4"> link in the multi-factor authentication chain, </text:span><text:soft-page-break/><text:span text:style-name="T4">and doing so may enable them to compromise other parts of the chain down the line. </text:span></text:p>
      <text:p text:style-name="P4"><text:span text:style-name="T4">We want to avoid </text:span><text:span text:style-name="T1">any</text:span><text:span text:style-name="T4"> weak links in the way we authenticate to these services. </text:span><text:span text:style-name="T13">So, we must give our email account the same level of security as the exchange account itself. Generate a long, strong, unique passphrase for your email, and keep it somewhere safe such as a secure password manager. Enable strong multi-factor authentication on that account, such as an </text:span><text:span text:style-name="T18">a</text:span><text:span text:style-name="T13">uthenticator app or a hardware security key. Don’t forget your phone number either – enable a port-protection PIN if your provider offers it, so that sim-swaps can’t be used to take over your exchange account. Treat your email and phone accounts as if they ha</text:span><text:span text:style-name="T19">ve</text:span><text:span text:style-name="T13"> large amounts of money in them, just as your exchange account does. Losing your email could easily mean losing your money to even an amateur attacker.</text:span></text:p>
      <text:h text:style-name="P15" text:outline-level="2">Address Allowlisting</text:h>
      <text:p text:style-name="P9">A feature that some exchanges offer that may save the day in the event of account compromise is that of address allowlisting. This feature allows a user to <text:span text:style-name="T38">configure</text:span> a predefined set of external addresses that the exchange account is permitted to send to. When you store cryptocurrency in an exchange, you’re not actually given the keys to that address. But many users will eventually send coins out of the exchange and into a mobile wallet or a hardware wallet, for example. Since the addresses of those wallets are known to you, you can set up your exchange account so that it can <text:span text:style-name="T4">only create transactions that go to those addresses. </text:span><text:span text:style-name="T20">This does present somewhat of a privacy risk as you are likely going to re-use those addresses for multiple transactions. However, you are already revealing your addresses to the exchange to transact in the first place, so there’s not a large privacy risk using this feature. </text:span></text:p>
      <text:p text:style-name="P8"><text:soft-page-break/>If an attacker gains access to an exchange account, their ultimate goal is usually to send those coins out to their own wallets, so that they are now the sole owner of those coins. It usually does not do them much good to just sit inside your account and control it, giving you time to notice that something is wrong. They simply want your money – meaning they must send the coins to an address <text:span text:style-name="T39">for which </text:span>they control the private keys. </text:p>
      <text:p text:style-name="P10"><text:span text:style-name="T4">By using the address allowlisting feature, you can prevent an attacker from sending coins out to </text:span><text:span text:style-name="T1">their </text:span><text:span text:style-name="T4">addresses. Yo</text:span><text:span text:style-name="T21">ur</text:span><text:span text:style-name="T4"> account will be set up to only allow sends to </text:span><text:span text:style-name="T1">your</text:span><text:span text:style-name="T4"> addresses. Most exchanges with an allowlist feature have a set period of time before a new address can be added to the list. So, for example, if you generate a new address from a hardware wallet you’d like to list, you must wait 48 hours until you can actually send coins out to that address. In the meantime, you’ll just have to wait or send coins to an already-allowed destination. </text:span></text:p>
      <text:p text:style-name="P10"><text:span text:style-name="T14">This buys you precious time in the event your account is compromised. Let’s imagine your Coinbase password is phished, and an attacker is able to gain access to your account. Coinbase notes this new login and sends you an email about it, but it’s already too late. Within 5 minutes, the attacker creates a new blockchain transaction sending all of your </text:span><text:span text:style-name="T22">b</text:span><text:span text:style-name="T14">itcoin and </text:span><text:span text:style-name="T22">e</text:span><text:span text:style-name="T14">ther to their own address</text:span><text:span text:style-name="T31">es</text:span><text:span text:style-name="T14">, an irreversible theft. But imagine that you have allowlisting enabled instead. This time, the attacker tries to send coins out to their address but is denied by a prompt telling them they must add to the allowed address book first and wait 48 hours. Within an hour or so of the initial compromise you notice the email stating there’s a new login that wasn’t you. You immediately lock your account, change your password, and regain sole access with no money lost. This feature was the difference between an annoying afternoon of support calls and permanently losing all of your money. </text:span></text:p>
      <text:h text:style-name="P16" text:outline-level="2"><text:soft-page-break/>Browser Hygiene</text:h>
      <text:p text:style-name="P11">As with all software, it’s important to keep our <text:span text:style-name="T1">web browser</text:span> up to date. Ensuring our browser has the latest software updates will prevent vulnerabilities from threatening our crypto assets. Web applications such as exchanges are complex and contain a lot of moving parts code wise, and therefore <text:span text:style-name="T40">a myriad of</text:span> opportunities for attacks. Allowing our browser software to become stale could allow attackers to exploit vulnerabilities and steal your authentication tokens, credentials, or even install malware on your system.</text:p>
      <text:p text:style-name="P11">Browser <text:span text:style-name="T1">extensions</text:span><text:span text:style-name="T4"> require the same amount of care. These bits of software are particularly powerful and allow more access to our system than a typical web application or web site you visit. These require installing software on your system and allow powerful interaction like autofilling passwords or storing sensitive data like crypto keys. Crypto wallet extensions such as Metamask are commonly used. While convenient, these extensions can be exploited by attackers to drain your funds. Be careful interacting with websites that ask you to connect </text:span><text:span text:style-name="T25">to</text:span><text:span text:style-name="T4"> these extensions, as malicious wallet drainers can empty you out in an instant. As well, extension software must also be kept up to date and free of vulnerabilities. A malicious extension could steal your keys, swap your copy/pasted addresses for an attacker’s, or even install </text:span><text:span text:style-name="T32">additional </text:span><text:span text:style-name="T4">malware on your system that does one of those things. </text:span></text:p>
      <text:p text:style-name="P11"><text:span text:style-name="T4">Finally, take advantage of browsers or extensions that provide convenient security services. For example, extensions that enable HTTPS </text:span><text:span text:style-name="T23">E</text:span><text:span text:style-name="T4">verywhere. This feature ensures that all sites you visit upgrade to use TLS/HTTPS – meaning that all traffic between you and the website is encrypted, protecting your credentials and other sensitive information as </text:span><text:span text:style-name="T24">they</text:span><text:span text:style-name="T4"> transit across the internet. As we discussed earlier, password managers are an important tool for </text:span><text:soft-page-break/><text:span text:style-name="T4">security. Many managers have browser extension</text:span><text:span text:style-name="T26">s</text:span><text:span text:style-name="T4"> such as </text:span><text:span text:style-name="T33">1</text:span><text:span text:style-name="T4">Password or Bitwarden. These tools make it easy to generate, store, and autofill those long, strong passphrases right at the websites you visit. This convenient security software can enhance your hygiene by making it easier to follow good credential practices. </text:span></text:p>
      <text:p text:style-name="P6"/>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1T16:34:56.350000000</dc:date>
    <meta:editing-cycles>82</meta:editing-cycles>
    <meta:editing-duration>PT3H53M47S</meta:editing-duration>
    <meta:document-statistic meta:table-count="0" meta:image-count="0" meta:object-count="0" meta:page-count="6" meta:paragraph-count="19" meta:word-count="1589" meta:character-count="9624" meta:non-whitespace-character-count="8038"/>
    <meta:template xlink:type="simple" xlink:actuate="onRequest" xlink:title="" xlink:href="Normal.dotm"/>
  </office:meta>
</office:document-meta>
</file>